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863a" officeooo:paragraph-rsid="0004863a"/>
    </style:style>
    <style:style style:name="P2" style:family="paragraph" style:parent-style-name="Standard">
      <style:text-properties style:font-name="Times New Roman" fo:font-size="16pt" fo:font-weight="bold" officeooo:rsid="0004863a" officeooo:paragraph-rsid="0004863a" style:font-size-asian="16pt" style:font-weight-asian="bold" style:font-size-complex="16pt" style:font-weight-complex="bold"/>
    </style:style>
    <style:style style:name="P3" style:family="paragraph" style:parent-style-name="Standard">
      <style:text-properties style:font-name="Times New Roman" officeooo:rsid="0004863a" officeooo:paragraph-rsid="0004863a"/>
    </style:style>
    <style:style style:name="P4" style:family="paragraph" style:parent-style-name="Standard">
      <style:paragraph-properties fo:text-align="justify" style:justify-single-word="false"/>
      <style:text-properties style:font-name="Times New Roman" officeooo:rsid="0004863a" officeooo:paragraph-rsid="0004863a"/>
    </style:style>
    <style:style style:name="P5" style:family="paragraph" style:parent-style-name="Standard">
      <style:text-properties style:font-name="Times New Roman" style:rfc-language-tag="sr-Latn-RS" fo:language="sr" fo:script="Latn" fo:country="RS" officeooo:rsid="00156a96" officeooo:paragraph-rsid="00156a96"/>
    </style:style>
    <style:style style:name="P6" style:family="paragraph" style:parent-style-name="Standard">
      <style:text-properties style:font-name="Times New Roman" style:rfc-language-tag="sr-Latn-RS" fo:language="sr" fo:script="Latn" fo:country="RS" officeooo:rsid="0016261d" officeooo:paragraph-rsid="0016261d"/>
    </style:style>
    <style:style style:name="P7" style:family="paragraph" style:parent-style-name="Standard">
      <style:text-properties style:font-name="Times New Roman" style:rfc-language-tag="sr-Latn-RS" fo:language="sr" fo:script="Latn" fo:country="RS" officeooo:rsid="00168410" officeooo:paragraph-rsid="00168410"/>
    </style:style>
    <style:style style:name="P8" style:family="paragraph" style:parent-style-name="Standard">
      <style:text-properties style:font-name="Times New Roman" style:rfc-language-tag="sr-Latn-RS" fo:language="sr" fo:script="Latn" fo:country="RS" officeooo:rsid="0018621c" officeooo:paragraph-rsid="0018621c"/>
    </style:style>
    <style:style style:name="P9" style:family="paragraph" style:parent-style-name="Standard">
      <style:text-properties style:font-name="Times New Roman" officeooo:rsid="0014e7e1" officeooo:paragraph-rsid="0014e7e1"/>
    </style:style>
    <style:style style:name="P1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1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1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1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14"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15"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1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17"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04863a" officeooo:paragraph-rsid="0004863a"/>
    </style:style>
    <style:style style:name="P1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2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21"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22"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23"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2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25"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14e7e1" officeooo:paragraph-rsid="0014e7e1"/>
    </style:style>
    <style:style style:name="P2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56a96" officeooo:paragraph-rsid="00156a96"/>
    </style:style>
    <style:style style:name="P2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6261d" officeooo:paragraph-rsid="0016261d"/>
    </style:style>
    <style:style style:name="P2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68410" officeooo:paragraph-rsid="00168410"/>
    </style:style>
    <style:style style:name="P29" style:family="paragraph" style:parent-style-name="Standard" style:master-page-name="">
      <loext:graphic-properties draw:fill="none"/>
      <style:paragraph-properties fo:margin-left="0.5618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30"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0c0a26" officeooo:paragraph-rsid="000c0a26"/>
    </style:style>
    <style:style style:name="P31" style:family="paragraph" style:parent-style-name="Standard">
      <loext:graphic-properties draw:fill="none"/>
      <style:paragraph-properties fo:margin-left="0.75in" fo:margin-right="0in" fo:text-indent="0in" style:auto-text-indent="false" fo:background-color="transparent"/>
      <style:text-properties style:font-name="Times New Roman" officeooo:rsid="000cebb4" officeooo:paragraph-rsid="000cebb4"/>
    </style:style>
    <style:style style:name="P32" style:family="paragraph" style:parent-style-name="Standard">
      <loext:graphic-properties draw:fill="none"/>
      <style:paragraph-properties fo:margin-left="0.75in" fo:margin-right="0in" fo:text-indent="0in" style:auto-text-indent="false" fo:background-color="transparent"/>
      <style:text-properties style:font-name="Times New Roman" officeooo:rsid="001178fd" officeooo:paragraph-rsid="001178fd"/>
    </style:style>
    <style:style style:name="P33"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0c0a26" officeooo:paragraph-rsid="000c0a26"/>
    </style:style>
    <style:style style:name="P34"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officeooo:rsid="000cebb4" officeooo:paragraph-rsid="000cebb4"/>
    </style:style>
    <style:style style:name="P35"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officeooo:rsid="001178fd" officeooo:paragraph-rsid="001178fd"/>
    </style:style>
    <style:style style:name="T1" style:family="text">
      <style:text-properties officeooo:rsid="00057720"/>
    </style:style>
    <style:style style:name="T2" style:family="text">
      <style:text-properties officeooo:rsid="0005f156"/>
    </style:style>
    <style:style style:name="T3" style:family="text">
      <style:text-properties style:rfc-language-tag="sr-Latn-RS" fo:language="sr" fo:script="Latn" fo:country="RS"/>
    </style:style>
    <style:style style:name="T4" style:family="text">
      <style:text-properties style:rfc-language-tag="sr-Latn-RS" fo:language="sr" fo:script="Latn" fo:country="RS" officeooo:rsid="0005f156"/>
    </style:style>
    <style:style style:name="T5" style:family="text">
      <style:text-properties style:rfc-language-tag="sr-Latn-RS" fo:language="sr" fo:script="Latn" fo:country="RS" officeooo:rsid="00085d31"/>
    </style:style>
    <style:style style:name="T6" style:family="text">
      <style:text-properties style:rfc-language-tag="sr-Latn-RS" fo:language="sr" fo:script="Latn" fo:country="RS" officeooo:rsid="00089a66"/>
    </style:style>
    <style:style style:name="T7" style:family="text">
      <style:text-properties style:rfc-language-tag="sr-Latn-RS" fo:language="sr" fo:script="Latn" fo:country="RS" fo:font-weight="bold" officeooo:rsid="00089a66" style:font-weight-asian="bold" style:font-weight-complex="bold"/>
    </style:style>
    <style:style style:name="T8" style:family="text">
      <style:text-properties style:rfc-language-tag="sr-Latn-RS" fo:language="sr" fo:script="Latn" fo:country="RS" fo:font-weight="bold" officeooo:rsid="00085d31" style:font-weight-asian="bold" style:font-weight-complex="bold"/>
    </style:style>
    <style:style style:name="T9" style:family="text">
      <style:text-properties style:rfc-language-tag="sr-Latn-RS" fo:language="sr" fo:script="Latn" fo:country="RS" fo:font-weight="bold" officeooo:rsid="0005f156" style:font-weight-asian="bold" style:font-weight-complex="bold"/>
    </style:style>
    <style:style style:name="T10" style:family="text">
      <style:text-properties style:rfc-language-tag="sr-Latn-RS" fo:language="sr" fo:script="Latn" fo:country="RS" fo:font-weight="bold" officeooo:rsid="00103940" style:font-weight-asian="bold" style:font-weight-complex="bold"/>
    </style:style>
    <style:style style:name="T11" style:family="text">
      <style:text-properties style:rfc-language-tag="sr-Latn-RS" fo:language="sr" fo:script="Latn" fo:country="RS" officeooo:rsid="000be01d"/>
    </style:style>
    <style:style style:name="T12" style:family="text">
      <style:text-properties style:rfc-language-tag="sr-Latn-RS" fo:language="sr" fo:script="Latn" fo:country="RS" officeooo:rsid="000c0a26"/>
    </style:style>
    <style:style style:name="T13" style:family="text">
      <style:text-properties style:rfc-language-tag="sr-Latn-RS" fo:language="sr" fo:script="Latn" fo:country="RS" officeooo:rsid="000c1c63"/>
    </style:style>
    <style:style style:name="T14" style:family="text">
      <style:text-properties style:rfc-language-tag="sr-Latn-RS" fo:language="sr" fo:script="Latn" fo:country="RS" officeooo:rsid="000cebb4"/>
    </style:style>
    <style:style style:name="T15" style:family="text">
      <style:text-properties style:rfc-language-tag="sr-Latn-RS" fo:language="sr" fo:script="Latn" fo:country="RS" officeooo:rsid="000ded1b"/>
    </style:style>
    <style:style style:name="T16" style:family="text">
      <style:text-properties style:rfc-language-tag="sr-Latn-RS" fo:language="sr" fo:script="Latn" fo:country="RS" officeooo:rsid="000f4cc1"/>
    </style:style>
    <style:style style:name="T17" style:family="text">
      <style:text-properties style:rfc-language-tag="sr-Latn-RS" fo:language="sr" fo:script="Latn" fo:country="RS" officeooo:rsid="00103940"/>
    </style:style>
    <style:style style:name="T18" style:family="text">
      <style:text-properties style:rfc-language-tag="sr-Latn-RS" fo:language="sr" fo:script="Latn" fo:country="RS" officeooo:rsid="001178fd"/>
    </style:style>
    <style:style style:name="T19" style:family="text">
      <style:text-properties style:rfc-language-tag="sr-Latn-RS" fo:language="sr" fo:script="Latn" fo:country="RS" officeooo:rsid="001306c2"/>
    </style:style>
    <style:style style:name="T20" style:family="text">
      <style:text-properties style:rfc-language-tag="sr-Latn-RS" fo:language="sr" fo:script="Latn" fo:country="RS" officeooo:rsid="00156a96"/>
    </style:style>
    <style:style style:name="T21" style:family="text">
      <style:text-properties fo:font-weight="bold" officeooo:rsid="0016261d" style:font-weight-asian="bold" style:font-weight-complex="bold"/>
    </style:style>
    <style:style style:name="T22" style:family="text">
      <style:text-properties fo:language="en" fo:country="US" officeooo:rsid="000ded1b"/>
    </style:style>
    <style:style style:name="T23" style:family="text">
      <style:text-properties fo:language="en" fo:country="US" officeooo:rsid="000f4cc1"/>
    </style:style>
    <style:style style:name="T24" style:family="text">
      <style:text-properties fo:language="en" fo:country="US" officeooo:rsid="001306c2"/>
    </style:style>
    <style:style style:name="T25" style:family="text">
      <style:text-properties officeooo:rsid="000e8965"/>
    </style:style>
    <style:style style:name="T26" style:family="text">
      <style:text-properties officeooo:rsid="00156a96"/>
    </style:style>
    <style:style style:name="T27" style:family="text">
      <style:text-properties officeooo:rsid="0016261d"/>
    </style:style>
    <style:style style:name="T28" style:family="text">
      <style:text-properties officeooo:rsid="00168410"/>
    </style:style>
    <style:style style:name="T29" style:family="text">
      <style:text-properties officeooo:rsid="001862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1</text:p>
      <text:p text:style-name="P1"/>
      <text:p text:style-name="P3">1. <text:span text:style-name="T1">Šta je rekurzija?</text:span></text:p>
      <text:p text:style-name="P3"/>
      <text:p text:style-name="P10">- <text:span text:style-name="T1">Pod rekurzivnim metodom se podrazumeva metod koji poziva sam sebe. Rekurzija omogućava znatno jednostavnije rešavanje pojedinih problema.</text:span></text:p>
      <text:p text:style-name="P3"/>
      <text:p text:style-name="P3"/>
      <text:p text:style-name="P3">2. <text:span text:style-name="T4">Š</text:span><text:span text:style-name="T2">ta </text:span><text:span text:style-name="T4">podrazumeva</text:span><text:span text:style-name="T2"> </text:span><text:span text:style-name="T4">rekurzivno</text:span><text:span text:style-name="T2"> </text:span><text:span text:style-name="T4">rešavanje</text:span><text:span text:style-name="T2"> problema?</text:span></text:p>
      <text:p text:style-name="P3"/>
      <text:p text:style-name="P29">- <text:span text:style-name="T9">Rekurzivno rešavanje problema</text:span><text:span text:style-name="T4"> podrazumeva da definišemo programski deo za jedan element složene strukture, pa da ga onda višestruko pozivamo da to ponovi. Kako se pozivi vrše iz prethodno relizovanog programskog dela, to se rekurzija hijerarhijski ponavlja.</text:span></text:p>
      <text:p text:style-name="P3"/>
      <text:p text:style-name="P3"/>
      <text:p text:style-name="P3">3. <text:span text:style-name="T5">Šta je rekurzivni metod?</text:span></text:p>
      <text:p text:style-name="P3"/>
      <text:p text:style-name="P10">- <text:span text:style-name="T5">Pod </text:span><text:span text:style-name="T7">R</text:span><text:span text:style-name="T8">ekurzivnim metodom</text:span><text:span text:style-name="T5"> se podrazumeva metoda koji poziva sam sebe. </text:span></text:p>
      <text:p text:style-name="P3"/>
      <text:p text:style-name="P3"/>
      <text:p text:style-name="P3">4. <text:span text:style-name="T6">Šta je beskonačna rekurzija?</text:span></text:p>
      <text:p text:style-name="P3"/>
      <text:p text:style-name="P12">- <text:span text:style-name="T7">Bekonačna rekurzija</text:span><text:span text:style-name="T6"> je rekurzija koja se nikada ne završava.</text:span></text:p>
      <text:p text:style-name="P3"/>
      <text:p text:style-name="P3"/>
      <text:p text:style-name="P3">5. <text:span text:style-name="T6">Koliko puta se poziva metoda factorijal() u programu datom za klasu ComputeFactorijal?</text:span></text:p>
      <text:p text:style-name="P3"><text:span text:style-name="T6"/></text:p>
      <text:p text:style-name="P10"><text:span text:style-name="T6">- Poziva se sve dok se parametar koji se prenosi u samom metodu i smanjuje za 1, ne smanji na vrednost 0.</text:span></text:p>
      <text:p text:style-name="P3"/>
      <text:p text:style-name="P3"/>
      <text:p text:style-name="P3">6. <text:span text:style-name="T6">Šta je Direktna rekurzija?</text:span></text:p>
      <text:p text:style-name="P3"><text:span text:style-name="T6"/></text:p>
      <text:p text:style-name="P10"><text:span text:style-name="T6">- </text:span><text:span text:style-name="T7">Direktna rekurzija</text:span><text:span text:style-name="T6"> je rekurzija kada metoda poziva sam sebe.</text:span></text:p>
      <text:p text:style-name="P3"/>
      <text:p text:style-name="P3"/>
      <text:p text:style-name="P3">7. <text:span text:style-name="T6">Šta je indirektna rekurzija?</text:span></text:p>
      <text:p text:style-name="P3"><text:span text:style-name="T6"/></text:p>
      <text:p text:style-name="P12"><text:span text:style-name="T6">- </text:span><text:span text:style-name="T7">Indirektna rekurzija</text:span><text:span text:style-name="T6"> je kada jedan metoda poziva drugi </text:span><text:span text:style-name="T11">metoda a on oet poziva prvo metod.</text:span></text:p>
      <text:p text:style-name="P3"/>
      <text:p text:style-name="P3"/>
      <text:p text:style-name="P3"/>
      <text:p text:style-name="P3">8. <text:span text:style-name="T11">Kako biste problem Fibonačijevog niza podelili na rekurzivne potprobleme?</text:span></text:p>
      <text:p text:style-name="P3"/>
      <text:p text:style-name="P12">- <text:span text:style-name="T12">Podelili bismo ga na dva potproblema:</text:span></text:p>
      <text:p text:style-name="P33">1) Određivanje brojeva fib(index - 2) i </text:p>
      <text:p text:style-name="P30">2) Određivaenj brojeva fib(index - 1).</text:p>
      <text:p text:style-name="P17"/>
      <text:p text:style-name="P3"><text:soft-page-break/>9. <text:span text:style-name="T13">Koliko će metoda fib biti pozvan u listingu koji određuje Fibonačijeve brojeve za fib(6)?</text:span></text:p>
      <text:p text:style-name="P3"/>
      <text:p text:style-name="P10">- <text:span text:style-name="T13">12 puta. Jer u opštem slučaju računanje fib(index) zahteva 2 puta više rekurzivnih poziva, nego što bi broj rekurzivnihpoziva imalo izvršenje fib(index – 1).</text:span></text:p>
      <text:p text:style-name="P3"/>
      <text:p text:style-name="P3"/>
      <text:p text:style-name="P3">10. <text:span text:style-name="T14">Opišite karakteristike rekurzivnih metoda.</text:span></text:p>
      <text:p text:style-name="P3"><text:span text:style-name="T14"/></text:p>
      <text:p text:style-name="P12"><text:span text:style-name="T14">- Karakteristike su:</text:span></text:p>
      <text:p text:style-name="P34"><text:span text:style-name="T3">1) Metod upotrebljava if-else ili swich iskaze koji vode do različitih slučajeva.</text:span></text:p>
      <text:p text:style-name="P31"><text:span text:style-name="T3">2) Jedan ili više osnovnih slučajeva se koriste za zaustavljanje rekurzije.</text:span></text:p>
      <text:p text:style-name="P31"><text:span text:style-name="T3">3) Svaki rekurzivni poziv smanjuje početni problem, dovodeći ga bliže do osnovnog slučaja, sve dok ne postane i on takav slučaj.</text:span></text:p>
      <text:p text:style-name="P3"/>
      <text:p text:style-name="P3"/>
      <text:p text:style-name="P3">11. <text:span text:style-name="T15">Koji je osnovni slučaj (base case) metoda isPŠalindrome() opisanog u materijalima? Koliko puta će ovaj metod bit pozvan za slučaj poziva isPalindrome(„</text:span><text:span text:style-name="T22">abdxcxdba</text:span><text:span text:style-name="T15">“)?</text:span></text:p>
      <text:p text:style-name="P3"><text:span text:style-name="T15"/></text:p>
      <text:p text:style-name="P10"><text:span text:style-name="T15">- </text:span><text:span text:style-name="T22">Osnovni </text:span><text:span text:style-name="T15">slučaj: “Provera da li je prva oznaka (character) jednaka poslednjoj oznaci stringa“. Ovo je ujedno i prvi potproblem a drugi potproblem je da li string dužine 0 ili 1. Metod će biti pozvan 5 puta.</text:span></text:p>
      <text:p text:style-name="P3"/>
      <text:p text:style-name="P1"/>
      <text:p text:style-name="P4">12. <text:span text:style-name="T25">Nacrtati ili napisati stek poziva (</text:span><text:span text:style-name="T16">call stack</text:span><text:span text:style-name="T25">) </text:span><text:span text:style-name="T16">za slučaj da se funkcija poziva funkcija isPalindrome(„</text:span><text:span text:style-name="T23">abcba</text:span><text:span text:style-name="T16">“)?</text:span></text:p>
      <text:p text:style-name="P3"><text:span text:style-name="T16"/></text:p>
      <text:p text:style-name="P12"><text:span text:style-name="T16">- </text:span><text:span text:style-name="T23">Poziva se 3 puta: fib(“abcba”) → fib(“bcb”) → fib(“c”)</text:span></text:p>
      <text:p text:style-name="P3"/>
      <text:p text:style-name="P3"/>
      <text:p text:style-name="P3">13. <text:span text:style-name="T17">Šta je rekurzivni pomoćni mteod (recursive helper method)?</text:span></text:p>
      <text:p text:style-name="P3"/>
      <text:p text:style-name="P10">- <text:span text:style-name="T17">Praksa pri rekurzivnm programiranju je da se definiše drugi metoda koji prima dodatne parametre. Takav metod je poznat kao </text:span><text:span text:style-name="T10">rekurzivni pomoćni metod</text:span><text:span text:style-name="T17">. Ovi metodi su korisni kod rekuzivnog rešavanja problema koji se javljaju sa stringovima i nizovima.</text:span></text:p>
      <text:p text:style-name="P3"/>
      <text:p text:style-name="P3"/>
      <text:p text:style-name="P3">14. <text:span text:style-name="T18">Kako biste problem Hanojskih kula podelili na rekurzivne potprobleme?</text:span></text:p>
      <text:p text:style-name="P3"><text:span text:style-name="T18"/></text:p>
      <text:p text:style-name="P12"><text:span text:style-name="T18">- Tako što stubove (podstabla) prebacimo pomoću sledećeg algoritma:</text:span></text:p>
      <text:p text:style-name="P35"><text:span text:style-name="T3">1) Prebaciti stablo koje sadrži n-1 diskova sa A na B.</text:span></text:p>
      <text:p text:style-name="P32"><text:span text:style-name="T3">2) Preostali (najveći) disk prebaciti sa A na C.</text:span></text:p>
      <text:p text:style-name="P32"><text:span text:style-name="T3">3) Prebaciti podstablo sa B na C.</text:span></text:p>
      <text:p text:style-name="P3"/>
      <text:p text:style-name="P3"/>
      <text:p text:style-name="P3">15. <text:span text:style-name="T19">Koliko puta će metoda moveDiscs() biti pozvam za slučaj moveDiscs(</text:span><text:span text:style-name="T24">5, 'A','B','C'</text:span><text:span text:style-name="T19">)?</text:span></text:p>
      <text:p text:style-name="P3"><text:span text:style-name="T19"/></text:p>
      <text:p text:style-name="P12"><text:span text:style-name="T19">- </text:span><text:span text:style-name="T24">31 put.</text:span></text:p>
      <text:p text:style-name="P3"/>
      <text:p text:style-name="P3"/>
      <text:p text:style-name="P9"><text:soft-page-break/>16. <text:span text:style-name="T26">Koja od slede</text:span><text:span text:style-name="T20">ćih tvrdnji je tačna?</text:span></text:p>
      <text:p text:style-name="P9"><text:span text:style-name="T20"/></text:p>
      <text:p text:style-name="P25"><text:span text:style-name="T20">- Rekurzivni metodi zahtevaju više vremena I memorije za izvršenje nego nerekurzivni metodi.</text:span></text:p>
      <text:p text:style-name="P3"/>
      <text:p text:style-name="P3"/>
      <text:p text:style-name="P5">17. <text:span text:style-name="T27">Šta je repna rekurzija?</text:span></text:p>
      <text:p text:style-name="P5"/>
      <text:p text:style-name="P26">- <text:span text:style-name="T27">Pod </text:span><text:span text:style-name="T21">Repnom rekurzijom</text:span><text:span text:style-name="T27"> (tail recursion), podrazumeva se rekurzija koja nema zaostale operacije na čekanju a koje bi trebalo izvršiti po završetku jednog rekurzivnog poziva.</text:span></text:p>
      <text:p text:style-name="P3"/>
      <text:p text:style-name="P3"/>
      <text:p text:style-name="P6">18. <text:span text:style-name="T28">Kada biste koristili repnu rekurziju?</text:span></text:p>
      <text:p text:style-name="P6"/>
      <text:p text:style-name="P27">- <text:span text:style-name="T28">Repnu rekurziju bih koristio kada treba na efikasan način da smanjim potrebnu veličinu steka.</text:span></text:p>
      <text:p text:style-name="P3"/>
      <text:p text:style-name="P3"/>
      <text:p text:style-name="P7">19. <text:span text:style-name="T29">Identifikovati primere ove lekcije koji koriste repnu rekurziju?</text:span></text:p>
      <text:p text:style-name="P7"/>
      <text:p text:style-name="P28">- <text:span text:style-name="T29">Klasa ComputeFactorialTailRecursion ima pomoćni repni rekurzivni metoda za faktorijel po imenu factorial().</text:span></text:p>
      <text:p text:style-name="P3"/>
      <text:p text:style-name="P3"/>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TEST 2</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text:p text:style-name="P3"/>
      <text:p text:style-name="P1"/>
      <text:p text:style-name="P2"><text:soft-page-break/>TEST 3</text:p>
      <text:p text:style-name="P3"/>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text:p text:style-name="P3"/>
      <text:p text:style-name="P1"/>
      <text:p text:style-name="P2"><text:soft-page-break/>TEST 4</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text:p text:style-name="P1"/>
      <text:p text:style-name="P1"/>
      <text:p text:style-name="P2"><text:soft-page-break/>TEST 5</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1"/>
      <text:p text:style-name="P1"/>
      <text:p text:style-name="P1"/>
      <text:p text:style-name="P2"><text:soft-page-break/>TEST 6</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09:01:59.660000000</meta:creation-date>
    <dc:date>2018-01-08T16:01:15.646000000</dc:date>
    <meta:editing-duration>PT6H27M52S</meta:editing-duration>
    <meta:editing-cycles>23</meta:editing-cycles>
    <meta:generator>LibreOffice/5.0.3.2$Windows_X86_64 LibreOffice_project/e5f16313668ac592c1bfb310f4390624e3dbfb75</meta:generator>
    <meta:document-statistic meta:table-count="0" meta:image-count="0" meta:object-count="0" meta:page-count="8" meta:paragraph-count="107" meta:word-count="642" meta:character-count="3883" meta:non-whitespace-character-count="3345"/>
  </office:meta>
</office:document-meta>
</file>